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Pictures/1000020100000159000000C8F5460311FC443FFC.png" manifest:media-type="image/png"/>
  <manifest:file-entry manifest:full-path="Pictures/10000E70000023A8000014A3E614BF59EBC11AF3.svg" manifest:media-type="image/svg+xml"/>
  <manifest:file-entry manifest:full-path="Pictures/1000020100000159000000C887973DE1F236E46E.png" manifest:media-type="image/png"/>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E70000023A8000014A3766F34B77594F546.svg" manifest:media-type="image/svg+xml"/>
  <manifest:file-entry manifest:full-path="Pictures/10000877000027EE0000062B80398D5884A938E0.svg" manifest:media-type="image/svg+xml"/>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020100000159000000C8A41B4C82D9485142.png" manifest:media-type="image/png"/>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E70000023A8000014A3BE45A0FDC579A75C.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solid" svg:stroke-width="0.15cm" svg:stroke-color="#ff0000" draw:textarea-horizontal-align="center" draw:textarea-vertical-align="middle" fo:padding-top="0.2cm" fo:padding-bottom="0.2cm" fo:padding-left="0.325cm" fo:padding-right="0.325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objectwithoutfill">
      <style:graphic-properties draw:marker-end="Arrow" draw:marker-end-width="0.305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94cm"/>
    </style:style>
    <style:style style:name="gr13" style:family="graphic" style:parent-style-name="standard">
      <style:graphic-properties draw:stroke="none" svg:stroke-color="#000000" draw:fill="none" draw:fill-color="#ffffff" draw:auto-grow-height="true" draw:auto-grow-width="false" fo:max-height="0cm" fo:min-height="8.329cm"/>
    </style:style>
    <style:style style:name="gr14" style:family="graphic" style:parent-style-name="standard">
      <style:graphic-properties draw:stroke="none" svg:stroke-color="#000000" draw:fill="none" draw:fill-color="#ffffff" draw:auto-grow-height="true" draw:auto-grow-width="false" fo:max-height="0cm" fo:min-height="5.113cm"/>
    </style:style>
    <style:style style:name="gr15" style:family="graphic" style:parent-style-name="standard">
      <style:graphic-properties draw:stroke="none" svg:stroke-color="#000000" draw:fill="none" draw:fill-color="#ffffff" draw:auto-grow-height="true" draw:auto-grow-width="false" fo:max-height="0cm" fo:min-height="1.255cm"/>
    </style:style>
    <style:style style:name="gr16" style:family="graphic" style:parent-style-name="standard">
      <style:graphic-properties draw:stroke="none" svg:stroke-color="#000000" draw:fill="none" draw:fill-color="#ffffff" draw:auto-grow-height="true" draw:auto-grow-width="false" fo:max-height="0cm" fo:min-height="2.509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8"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9"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20" style:family="graphic" style:parent-style-name="standard">
      <style:graphic-properties draw:stroke="none" svg:stroke-color="#000000" draw:fill="none" draw:fill-color="#ffffff" draw:auto-grow-height="true" draw:auto-grow-width="false" fo:max-height="0cm" fo:min-height="1.25cm"/>
    </style:style>
    <style:style style:name="gr21" style:family="graphic" style:parent-style-name="standard">
      <style:graphic-properties draw:stroke="none" svg:stroke-color="#000000" draw:fill="none" draw:fill-color="#ffffff" draw:auto-grow-height="true" draw:auto-grow-width="false" fo:max-height="0cm" fo:min-height="2.499cm"/>
    </style:style>
    <style:style style:name="gr22" style:family="graphic" style:parent-style-name="standard">
      <style:graphic-properties draw:stroke="none" svg:stroke-color="#000000" draw:fill="none" draw:fill-color="#ffffff" draw:auto-grow-height="true" draw:auto-grow-width="false" fo:max-height="0cm" fo:min-height="12.491cm"/>
    </style:style>
    <style:style style:name="gr23"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4" style:family="graphic" style:parent-style-name="standard">
      <style:graphic-properties svg:stroke-width="0.102cm" svg:stroke-color="#006600" draw:marker-start-width="0.509cm" draw:marker-end-width="0.509cm" draw:fill="none" draw:textarea-horizontal-align="justify" draw:textarea-vertical-align="middle" draw:auto-grow-height="false" fo:min-height="0.116cm" fo:min-width="0cm" fo:padding-top="0.176cm" fo:padding-bottom="0.176cm" fo:padding-left="0.301cm" fo:padding-right="0.301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3" style:family="paragraph">
      <loext:graphic-properties draw:fill="none"/>
      <style:paragraph-properties fo:text-align="center"/>
      <style:text-properties style:font-name="Times New Roman2" fo:font-size="18pt" style:font-size-asian="18pt" style:font-size-complex="18pt"/>
    </style:style>
    <style:style style:name="P14"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5" style:family="paragraph">
      <loext:graphic-properties draw:fill="none" draw:fill-color="#ffffff"/>
      <style:text-properties style:font-name="Courier New2" fo:font-size="26pt" style:font-size-asian="18pt" style:font-size-complex="18pt"/>
    </style:style>
    <style:style style:name="P16" style:family="paragraph">
      <style:paragraph-properties fo:margin-top="0cm" fo:margin-bottom="0cm" style:writing-mode="lr-tb"/>
    </style:style>
    <style:style style:name="P17" style:family="paragraph">
      <style:text-properties style:font-name="Courier New2" fo:font-size="26pt" style:font-size-asian="32pt" style:font-size-complex="32pt"/>
    </style:style>
    <style:style style:name="P18" style:family="paragraph">
      <loext:graphic-properties draw:fill="none" draw:fill-color="#ffffff"/>
      <style:text-properties style:font-name="Courier New2" fo:font-size="16pt" style:font-size-asian="18pt" style:font-size-complex="18pt"/>
    </style:style>
    <style:style style:name="P19" style:family="paragraph">
      <style:paragraph-properties fo:text-align="start" style:writing-mode="lr-tb">
        <style:tab-stops/>
      </style:paragraph-properties>
    </style:style>
    <style:style style:name="P20"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1" style:family="paragraph">
      <loext:graphic-properties draw:fill="none" draw:fill-color="#ffffff"/>
      <style:text-properties style:font-name="Times New Roman2" fo:font-size="32pt" style:font-size-asian="18pt" style:font-size-complex="18pt"/>
    </style:style>
    <style:style style:name="P22" style:family="paragraph">
      <style:paragraph-properties fo:margin-top="0cm" fo:margin-bottom="0cm" style:writing-mode="lr-tb">
        <style:tab-stops/>
      </style:paragraph-properties>
    </style:style>
    <style:style style:name="P23" style:family="paragraph">
      <loext:graphic-properties draw:fill="none"/>
      <style:paragraph-properties fo:text-align="center"/>
      <style:text-properties fo:color="#003300"/>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5" fo:font-size="32pt" style:font-name-asian="Times New Roman5" style:font-size-asian="32pt" style:font-name-complex="Times New Roman5" style:font-size-complex="32pt"/>
    </style:style>
    <style:style style:name="T15" style:family="text">
      <style:text-properties style:font-name="Times New Roman2" fo:font-size="32pt" style:font-name-asian="Times New Roman5" style:font-size-asian="32pt" style:font-name-complex="Times New Roman5"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5" fo:font-size="32pt" fo:font-style="italic" style:font-name-asian="Times New Roman5" style:font-size-asian="18pt" style:font-style-asian="italic" style:font-name-complex="Times New Roman5" style:font-size-complex="18pt" style:font-style-complex="italic"/>
    </style:style>
    <style:style style:name="T18" style:family="text">
      <style:text-properties style:font-name="Times New Roman2" fo:font-size="32pt" fo:font-style="italic" style:font-size-asian="18pt" style:font-style-asian="italic" style:font-size-complex="18pt" style:font-style-complex="italic"/>
    </style:style>
    <style:style style:name="T19" style:family="text">
      <style:text-properties style:font-name="Times New Roman2" fo:font-size="32pt" fo:font-style="normal" style:font-size-asian="18pt" style:font-style-asian="normal" style:font-size-complex="18pt" style:font-style-complex="normal"/>
    </style:style>
    <style:style style:name="T20" style:family="text">
      <style:text-properties style:font-name="Times New Roman2" fo:font-size="32pt" fo:font-style="normal"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polyline draw:style-name="gr4" draw:text-style-name="P5" xml:id="id7" draw:id="id7" draw:layer="layout" svg:width="2.285cm" svg:height="0cm" svg:x="14.275cm" svg:y="10.922cm" svg:viewBox="0 0 2286 0" draw:points="0,0 2286,0">
          <text:p/>
        </draw:poly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draw:line draw:style-name="gr9" draw:text-style-name="P10" draw:layer="DrawnInSlideshow" svg:x1="11.208cm" svg:y1="8.641cm" svg:x2="11.169cm" svg:y2="8.641cm">
          <text:p/>
        </draw:line>
        <draw:line draw:style-name="gr9" draw:text-style-name="P10" draw:layer="DrawnInSlideshow" svg:x1="11.208cm" svg:y1="8.641cm" svg:x2="11.169cm" svg:y2="8.641cm">
          <text:p/>
        </draw:line>
        <draw:line draw:style-name="gr9" draw:text-style-name="P10" draw:layer="DrawnInSlideshow" svg:x1="11.169cm" svg:y1="8.641cm" svg:x2="11.091cm" svg:y2="8.505cm">
          <text:p/>
        </draw:line>
        <draw:line draw:style-name="gr9" draw:text-style-name="P10" draw:layer="DrawnInSlideshow" svg:x1="11.169cm" svg:y1="8.641cm" svg:x2="11.091cm" svg:y2="8.505cm">
          <text:p/>
        </draw:line>
        <draw:line draw:style-name="gr9" draw:text-style-name="P10" draw:layer="DrawnInSlideshow" svg:x1="11.091cm" svg:y1="8.505cm" svg:x2="10.78cm" svg:y2="8.077cm">
          <text:p/>
        </draw:line>
        <draw:line draw:style-name="gr9" draw:text-style-name="P10" draw:layer="DrawnInSlideshow" svg:x1="11.091cm" svg:y1="8.505cm" svg:x2="10.78cm" svg:y2="8.07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10" draw:text-style-name="P12" draw:layer="layout" svg:width="15.24cm" svg:height="1.27cm" svg:x="2.286cm" svg:y="14.046cm">
          <draw:text-box>
            <text:p xml:id="id14" text:id="id14" text:style-name="P11"><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1" draw:text-style-name="P13" xml:id="id20" draw:id="id20" draw:layer="layout" svg:width="6.303cm" svg:height="1.629cm" draw:transform="rotate (-1.66574223810339) translate (9.23365394976075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4"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2" draw:text-style-name="P14" draw:layer="layout" svg:width="8.225cm" svg:height="1.344cm" svg:x="9.888cm" svg:y="4.317cm">
          <draw:text-box>
            <text:p xml:id="id27" text:id="id27" text:style-name="P11"><text:span text:style-name="T7">Trust Is Risk Game</text:span></text:p>
          </draw:text-box>
        </draw:frame>
        <draw:frame draw:style-name="gr13" draw:text-style-name="P15" draw:layer="layout" svg:width="27.432cm" svg:height="8.579cm" svg:x="0.284cm" svg:y="7.423cm">
          <draw:text-box>
            <text:p xml:id="id28" text:id="id28"><text:span text:style-name="T8">j = 0</text:span></text:p>
            <text:p xml:id="id29" text:id="id29"><text:span text:style-name="T8">while (True)</text:span></text:p>
            <text:p xml:id="id30" text:id="id30"><text:span text:style-name="T8"><text:tab/></text:span><text:span text:style-name="T8">j += 1</text:span></text:p>
            <text:p xml:id="id31" text:id="id31"><text:span text:style-name="T8"><text:tab/></text:span><text:span text:style-name="T8">v = chooseFrom(V_j)</text:span></text:p>
            <text:p xml:id="id32" text:id="id32"><text:span text:style-name="T8"><text:tab/></text:span><text:span text:style-name="T8">Turn = vStrategy(G_0, v, H)</text:span></text:p>
            <text:p xml:id="id33" text:id="id33"><text:span text:style-name="T8"><text:tab/></text:span><text:span text:style-name="T8">(G_j, Cap_{v,j}, H_j) =</text:span></text:p>
            <text:p xml:id="id34" text:id="id34"><text:span text:style-name="T8"><text:tab/></text:span><text:span text:style-name="T8"><text:tab/></text:span><text:span text:style-name="T8">executeTurn(G_{j-1}, v, Cap_{v,j-1}, Turn)</text:span></text:p>
            <text:p xml:id="id35" text:id="id35"><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7"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nd player’s </text:span><text:span text:style-name="T9">v</text:span><text:span text:style-name="T10"> capital accordingly.</text:span></text:p>
              </text:list-item>
              <text:list-item>
                <text:p xml:id="id39" text:id="id39"><text:span text:style-name="T10">Concurrent,</text:span></text:p>
                <text:p xml:id="id40" text:id="id40" text:style-name="P16"><text:span text:style-name="T10">dynamic environment</text:span></text:p>
                <text:p text:style-name="P16"><text:span text:style-name="T10">part of future research</text:span></text:p>
              </text:list-item>
            </text:list>
          </draw:text-box>
        </draw:frame>
        <draw:frame draw:style-name="gr14" draw:text-style-name="P18"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in turn pre-pays the Producer.</text:span></text:p>
                <text:p xml:id="id49" text:id="id49"><text:span text:style-name="T2">The Producer goes bankrupt.</text:span></text:p>
                <text:p xml:id="id50" text:id="id50"><text:span text:style-name="T2">The Merchant can choose either to reimburse the Consumer and maintain the latter’s trust, absorbing the damage herself,</text:span></text:p>
                <text:p xml:id="id51" text:id="id51"><text:span text:style-name="T2">or to pass on the damage and lose the Consumer’s trust. The latter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19"><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xml:id="id63" text:id="id63" text:style-name="P19"><text:span text:style-name="T13">The Trust Convergence theorem states that in a Transitive Game eventually all players pass their turn.</text:span></text:p>
          </draw:text-box>
        </draw:frame>
        <draw:frame draw:style-name="gr5" draw:text-style-name="P7" xml:id="id53" draw:id="id53"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7" draw:id="id57"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59" draw:id="id59"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1" draw:id="id61"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polyline draw:style-name="gr2" draw:text-style-name="P5" xml:id="id55" draw:id="id55" draw:layer="layout" svg:width="0cm" svg:height="10.413cm" svg:x="13.284cm" svg:y="6.274cm" svg:viewBox="0 0 0 10414" draw:points="0,0 0,10414">
          <text:p/>
        </draw:polyline>
        <draw:polyline draw:style-name="gr2" draw:text-style-name="P5" xml:id="id56" draw:id="id56" draw:layer="layout" svg:width="22.097cm" svg:height="0cm" svg:x="2.357cm" svg:y="11.759cm" svg:viewBox="0 0 22098 0" draw:points="0,0 22098,0">
          <text:p/>
        </draw:polyline>
        <draw:frame draw:style-name="gr6" xml:id="id54" draw:id="id54"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8" draw:id="id58"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0" draw:id="id60"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2" draw:id="id62"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0" draw:id="id80"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2" draw:id="id72"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4" draw:layer="layout" svg:width="25.556cm" svg:height="12.179cm" svg:x="1.016cm" svg:y="4.2cm" presentation:class="outline" presentation:user-transformed="true">
          <draw:text-box>
            <text:list text:style-name="L2">
              <text:list-header>
                <text:p xml:id="id64" text:id="id64"><text:span text:style-name="T2">Directed Graph:</text:span></text:p>
                <text:p><text:span text:style-name="T2"/></text:p>
              </text:list-header>
              <text:list-item>
                <text:p xml:id="id66" text:id="id66"><text:span text:style-name="T2">Edge weights </text:span><text:span text:style-name="T14">→</text:span><text:span text:style-name="T15"> Water pipes diameters (Capacities)</text:span></text:p>
              </text:list-item>
              <text:list-item>
                <text:p xml:id="id67" text:id="id67"><text:span text:style-name="T15">New edge weights </text:span><text:span text:style-name="T14">→ Water pipes throughput (Flow)</text:span></text:p>
              </text:list-item>
            </text:list>
          </draw:text-box>
        </draw:frame>
        <draw:frame draw:style-name="gr5" draw:text-style-name="P7" xml:id="id65" draw:id="id65"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5" draw:text-style-name="P20" draw:layer="layout" svg:width="9.144cm" svg:height="1.505cm" svg:x="9.401cm" svg:y="10.97cm">
          <draw:text-box>
            <text:p xml:id="id68" text:id="id68" text:style-name="P11"><text:span text:style-name="T16">Constraints:</text:span></text:p>
          </draw:text-box>
        </draw:frame>
        <draw:frame draw:style-name="gr15" draw:text-style-name="P21" draw:layer="layout" svg:width="9.398cm" svg:height="1.505cm" svg:x="2.513cm" svg:y="12.518cm">
          <draw:text-box>
            <text:p xml:id="id69" text:id="id69"><text:span text:style-name="T16">Flows </text:span><text:span text:style-name="T17">≤</text:span><text:span text:style-name="T16"> Capacities</text:span></text:p>
          </draw:text-box>
        </draw:frame>
        <draw:frame draw:style-name="gr16" draw:text-style-name="P20" xml:id="id76" draw:id="id76" draw:layer="layout" svg:width="10.922cm" svg:height="2.759cm" svg:x="15.213cm" svg:y="12.24cm">
          <draw:text-box>
            <text:p text:style-name="P11"><text:span text:style-name="T16">In Flow = Out Flow (not for Source, Drain)</text:span></text:p>
          </draw:text-box>
        </draw:frame>
        <draw:frame draw:style-name="gr5" draw:text-style-name="P7" xml:id="id70" draw:id="id70"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7" draw:text-style-name="P5" xml:id="id71" draw:id="id71"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xml:id="id77" draw:id="id77"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polyline draw:style-name="gr2" draw:text-style-name="P5" xml:id="id75" draw:id="id75" draw:layer="layout" svg:width="0cm" svg:height="7.619cm" svg:x="13.818cm" svg:y="12.7cm" svg:viewBox="0 0 0 7620" draw:points="0,0 0,7620">
          <text:p/>
        </draw:polyline>
        <draw:custom-shape draw:style-name="gr18" draw:text-style-name="P5" xml:id="id78" draw:id="id78"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9" draw:text-style-name="P5" xml:id="id82" draw:id="id82" draw:layer="layout" svg:width="11.581cm" svg:height="4.571cm" svg:x="14.99cm" svg:y="14.835cm" svg:viewBox="0 0 11582 4572" draw:points="0,0 11582,4572">
          <text:p/>
        </draw:polyline>
        <draw:polyline draw:style-name="gr19" draw:text-style-name="P5" xml:id="id81" draw:id="id81" draw:layer="layout" svg:width="11.813cm" svg:height="4.366cm" svg:x="14.732cm" svg:y="14.835cm" svg:viewBox="0 0 11814 4367" draw:points="0,4367 11814,0">
          <text:p/>
        </draw:polyline>
        <draw:polyline draw:style-name="gr19" draw:text-style-name="P5" xml:id="id73" draw:id="id73" draw:layer="layout" svg:width="11.581cm" svg:height="4.571cm" svg:x="1.118cm" svg:y="14.732cm" svg:viewBox="0 0 11582 4572" draw:points="0,0 11582,4572">
          <text:p/>
        </draw:polyline>
        <draw:polyline draw:style-name="gr19" draw:text-style-name="P5" xml:id="id74" draw:id="id74" draw:layer="layout" svg:width="11.813cm" svg:height="4.366cm" svg:x="1.27cm" svg:y="14.835cm" svg:viewBox="0 0 11814 4367" draw:points="0,4367 11814,0">
          <text:p/>
        </draw:polyline>
        <draw:custom-shape draw:style-name="gr18" draw:text-style-name="P5" xml:id="id79" draw:id="id79"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00002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7"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5" draw:text-style-name="P7" xml:id="id84" draw:id="id84"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draw:frame>
        <draw:frame draw:style-name="gr20" draw:text-style-name="P20" draw:layer="layout" svg:width="10.414cm" svg:height="1.505cm" svg:x="3.048cm" svg:y="5.358cm">
          <draw:text-box>
            <text:list text:style-name="L1">
              <text:list-header>
                <text:p xml:id="id83" text:id="id83" text:style-name="P11"><text:span text:style-name="T2">Valid Flow example</text:span></text:p>
              </text:list-header>
            </text:list>
          </draw:text-box>
        </draw:frame>
        <draw:frame draw:style-name="gr21" draw:text-style-name="P21" draw:layer="layout" svg:width="8.89cm" svg:height="2.759cm" svg:x="14.986cm" svg:y="7.438cm">
          <draw:text-box>
            <text:list text:style-name="L1">
              <text:list-header>
                <text:p xml:id="id85" text:id="id85" text:style-name="P11"><text:span text:style-name="T2">More flow could be transferred!</text:span></text:p>
              </text:list-header>
            </text:list>
          </draw:text-box>
        </draw:frame>
        <draw:frame draw:style-name="gr20" draw:text-style-name="P21" draw:layer="layout" svg:width="5.588cm" svg:height="1.505cm" svg:x="5.08cm" svg:y="11.454cm">
          <draw:text-box>
            <text:list text:style-name="L1">
              <text:list-header>
                <text:p xml:id="id86" text:id="id86" text:style-name="P11"><text:span text:style-name="T2">MaxFlow</text:span></text:p>
              </text:list-header>
            </text:list>
          </draw:text-box>
        </draw:frame>
        <draw:frame draw:style-name="gr5" draw:text-style-name="P7" xml:id="id87" draw:id="id87"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draw:frame>
        <draw:frame draw:style-name="gr21" draw:text-style-name="P21" draw:layer="layout" svg:width="8.89cm" svg:height="2.759cm" svg:x="14.986cm" svg:y="14.015cm">
          <draw:text-box>
            <text:list text:style-name="L1">
              <text:list-header>
                <text:p xml:id="id89" text:id="id89" text:style-name="P11"><text:span text:style-name="T2">Best algorithm needs O(|V||E|).</text:span></text:p>
              </text:list-header>
            </text:list>
          </draw:text-box>
        </draw:frame>
        <draw:frame draw:style-name="gr6" xml:id="id88" draw:id="id88"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9"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ust Flow Theorem</text:p>
          </draw:text-box>
        </draw:frame>
        <draw:frame draw:style-name="gr6" draw:layer="layout" svg:width="13.233cm" svg:height="1.473cm" svg:x="7.315cm" svg:y="4.407cm">
          <loext:p/>
          <draw:object xlink:href="./Object 17" xlink:type="simple" xlink:show="embed" xlink:actuate="onLoad"/>
          <draw:image xlink:href="./ObjectReplacements/Object 17" xlink:type="simple" xlink:show="embed" xlink:actuate="onLoad"/>
        </draw:frame>
        <draw:frame draw:style-name="gr22" draw:text-style-name="P21" draw:layer="layout" svg:width="22.86cm" svg:height="12.791cm" svg:x="2.794cm" svg:y="6.858cm">
          <draw:text-box>
            <text:list text:style-name="L3">
              <text:list-header>
                <text:p xml:id="id90" text:id="id90"><text:span text:style-name="T16">This is the central result.</text:span></text:p>
                <text:p xml:id="id91" text:id="id91"><text:span text:style-name="T16">Intuitively, it holds because:</text:span></text:p>
                <text:p><text:span text:style-name="T16"/></text:p>
              </text:list-header>
              <text:list-item>
                <text:p xml:id="id92" text:id="id92"><text:span text:style-name="T16">For every maximum flow there exists a Transitive Game where the </text:span><text:span text:style-name="T18">Steal()</text:span><text:span text:style-name="T19"> actions coincide with the flows and</text:span></text:p>
                <text:p><text:span text:style-name="T19"/></text:p>
              </text:list-item>
              <text:list-item>
                <text:p xml:id="id93" text:id="id93"><text:span text:style-name="T19">every Transitive Game consists of </text:span><text:span text:style-name="T18">Steal()</text:span><text:span text:style-name="T19"> actions that also constitute a valid flow.</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Transaction Problem</text:p>
          </draw:text-box>
        </draw:frame>
        <draw:frame presentation:style-name="pr4" draw:text-style-name="P4" draw:layer="layout" svg:width="25.199cm" svg:height="14.39cm" svg:x="1.4cm" svg:y="4.914cm" presentation:class="outline" presentation:user-transformed="true">
          <draw:text-box>
            <text:list text:style-name="L2">
              <text:list-header>
                <text:p xml:id="id94" text:id="id94"><text:span text:style-name="T2">Consider a Customer, who just discovered a product sold by a previously unknown Vendor.</text:span></text:p>
                <text:p xml:id="id95" text:id="id95"><text:span text:style-name="T2">Suppose that the value of the product is 10 and that</text:span></text:p>
                <text:p text:style-name="P22"><text:span text:style-name="T2"/></text:p>
                <text:p xml:id="id97" text:id="id97"><text:span text:style-name="T2">If the Customer simply deposits 10 to the Vendor, the maximum damage the latter can cause to the former increases to 30.</text:span></text:p>
                <text:p xml:id="id98" text:id="id98"><text:span text:style-name="T2">The prudent Customer should first reduce her trust to the Vendor so that, after the deposit, the trust remains 20.</text:span></text:p>
                <text:p><text:span text:style-name="T2"/></text:p>
              </text:list-header>
            </text:list>
          </draw:text-box>
        </draw:frame>
        <draw:frame draw:style-name="gr6" xml:id="id96" draw:id="id96" draw:layer="layout" svg:width="16.376cm" svg:height="1.346cm" svg:x="2.286cm" svg:y="9.17cm">
          <loext:p/>
          <draw:object xlink:href="./Object 18" xlink:type="simple" xlink:show="embed" xlink:actuate="onLoad"/>
          <draw:image xlink:href="./ObjectReplacements/Object 1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isk Invariance Theorem</text:p>
          </draw:text-box>
        </draw:frame>
        <draw:frame presentation:style-name="pr4" draw:text-style-name="P4" draw:layer="layout" svg:width="25.199cm" svg:height="12.179cm" svg:x="1.4cm" svg:y="4.154cm" presentation:class="outline" presentation:user-transformed="true">
          <draw:text-box>
            <text:list text:style-name="L2">
              <text:list-header>
                <text:p xml:id="id99" text:id="id99" text:style-name="P4"><text:span text:style-name="T20">The theorem states that, if </text:span><text:span text:style-name="T6">A</text:span><text:span text:style-name="T20"> can modify her </text:span><text:span text:style-name="T20">outgoing direct trust in such a way that the new </text:span><text:span text:style-name="T20">trust to B is <text:s text:c="38"/>then adding </text:span><text:span text:style-name="T6">l</text:span><text:span text:style-name="T20"> to </text:span><text:span text:style-name="T20">her direct trust to B will result in</text:span></text:p>
              </text:list-header>
            </text:list>
          </draw:text-box>
        </draw:frame>
        <draw:frame draw:style-name="gr6" xml:id="id100" draw:id="id100" draw:layer="layout" svg:width="11.341cm" svg:height="1.346cm" svg:x="5.461cm" svg:y="6.733cm">
          <loext:p/>
          <draw:object xlink:href="./Object 20" xlink:type="simple" xlink:show="embed" xlink:actuate="onLoad"/>
          <draw:image xlink:href="./ObjectReplacements/Object 20" xlink:type="simple" xlink:show="embed" xlink:actuate="onLoad"/>
        </draw:frame>
        <draw:frame draw:style-name="gr6" xml:id="id101" draw:id="id101" draw:layer="layout" svg:width="10.425cm" svg:height="1.346cm" svg:x="15.672cm" svg:y="8.028cm">
          <loext:p/>
          <draw:object xlink:href="./Object 19" xlink:type="simple" xlink:show="embed" xlink:actuate="onLoad"/>
          <draw:image xlink:href="./ObjectReplacements/Object 19" xlink:type="simple" xlink:show="embed" xlink:actuate="onLoad"/>
        </draw:frame>
        <draw:frame draw:style-name="gr23" xml:id="id102" draw:id="id102" draw:layer="layout" svg:width="9.127cm" svg:height="5.282cm" svg:x="4.189cm" svg:y="9.146cm">
          <draw:image xlink:href="Pictures/10000E70000023A8000014A3766F34B77594F546.svg" xlink:type="simple" xlink:show="embed" xlink:actuate="onLoad">
            <text:p/>
          </draw:image>
          <draw:image xlink:href="Pictures/1000020100000159000000C887973DE1F236E46E.png" xlink:type="simple" xlink:show="embed" xlink:actuate="onLoad"/>
          <svg:title>G</svg:title>
        </draw:frame>
        <draw:frame draw:style-name="gr6" xml:id="id104" draw:id="id104" draw:layer="layout" svg:width="4.189cm" svg:height="1.858cm" svg:x="2.286cm" svg:y="12.368cm">
          <loext:p/>
          <draw:object xlink:href="./Object 21" xlink:type="simple" xlink:show="embed" xlink:actuate="onLoad"/>
          <draw:image xlink:href="./ObjectReplacements/Object 21" xlink:type="simple" xlink:show="embed" xlink:actuate="onLoad"/>
        </draw:frame>
        <draw:frame draw:style-name="gr6" xml:id="id103" draw:id="id103" draw:layer="layout" svg:width="1.092cm" svg:height="0.965cm" svg:x="3.605cm" svg:y="9.959cm">
          <loext:p/>
          <draw:object xlink:href="./Object 22" xlink:type="simple" xlink:show="embed" xlink:actuate="onLoad"/>
          <draw:image xlink:href="./ObjectReplacements/Object 22" xlink:type="simple" xlink:show="embed" xlink:actuate="onLoad"/>
        </draw:frame>
        <draw:frame draw:style-name="gr23" xml:id="id106" draw:id="id106" draw:layer="layout" svg:width="9.127cm" svg:height="5.282cm" svg:x="4.189cm" svg:y="14.413cm">
          <draw:image xlink:href="Pictures/10000E70000023A8000014A3E614BF59EBC11AF3.svg" xlink:type="simple" xlink:show="embed" xlink:actuate="onLoad">
            <text:p/>
          </draw:image>
          <draw:image xlink:href="Pictures/1000020100000159000000C8F5460311FC443FFC.png" xlink:type="simple" xlink:show="embed" xlink:actuate="onLoad"/>
          <svg:title>G</svg:title>
        </draw:frame>
        <draw:frame draw:style-name="gr6" xml:id="id108" draw:id="id108" draw:layer="layout" svg:width="5.154cm" svg:height="1.965cm" svg:x="2.286cm" svg:y="17.702cm">
          <loext:p/>
          <draw:object xlink:href="./Object 23" xlink:type="simple" xlink:show="embed" xlink:actuate="onLoad"/>
          <draw:image xlink:href="./ObjectReplacements/Object 23" xlink:type="simple" xlink:show="embed" xlink:actuate="onLoad"/>
        </draw:frame>
        <draw:frame draw:style-name="gr6" xml:id="id107" draw:id="id107" draw:layer="layout" svg:width="1.458cm" svg:height="0.965cm" svg:x="3.605cm" svg:y="15.242cm">
          <loext:p/>
          <draw:object xlink:href="./Object 24" xlink:type="simple" xlink:show="embed" xlink:actuate="onLoad"/>
          <draw:image xlink:href="./ObjectReplacements/Object 24" xlink:type="simple" xlink:show="embed" xlink:actuate="onLoad"/>
        </draw:frame>
        <draw:frame draw:style-name="gr6" xml:id="id111" draw:id="id111" draw:layer="layout" svg:width="6.223cm" svg:height="8.103cm" svg:x="11.809cm" svg:y="10.057cm">
          <loext:p/>
          <draw:object xlink:href="./Object 25" xlink:type="simple" xlink:show="embed" xlink:actuate="onLoad"/>
          <draw:image xlink:href="./ObjectReplacements/Object 25" xlink:type="simple" xlink:show="embed" xlink:actuate="onLoad"/>
        </draw:frame>
        <draw:frame draw:style-name="gr6" xml:id="id112" draw:id="id112" draw:layer="layout" svg:width="2.464cm" svg:height="0.965cm" svg:x="15.365cm" svg:y="13.767cm">
          <loext:p/>
          <draw:object xlink:href="./Object 26" xlink:type="simple" xlink:show="embed" xlink:actuate="onLoad"/>
          <draw:image xlink:href="./ObjectReplacements/Object 26" xlink:type="simple" xlink:show="embed" xlink:actuate="onLoad"/>
        </draw:frame>
        <draw:frame draw:style-name="gr23" xml:id="id113" draw:id="id113" draw:layer="layout" svg:width="9.127cm" svg:height="5.282cm" svg:x="17.651cm" svg:y="11.736cm">
          <draw:image xlink:href="Pictures/10000E70000023A8000014A3BE45A0FDC579A75C.svg" xlink:type="simple" xlink:show="embed" xlink:actuate="onLoad">
            <text:p/>
          </draw:image>
          <draw:image xlink:href="Pictures/1000020100000159000000C8A41B4C82D9485142.png" xlink:type="simple" xlink:show="embed" xlink:actuate="onLoad"/>
          <svg:title>G</svg:title>
        </draw:frame>
        <draw:frame draw:style-name="gr6" xml:id="id114" draw:id="id114" draw:layer="layout" svg:width="1.824cm" svg:height="0.965cm" svg:x="17.209cm" svg:y="12.446cm">
          <loext:p/>
          <draw:object xlink:href="./Object 27" xlink:type="simple" xlink:show="embed" xlink:actuate="onLoad"/>
          <draw:image xlink:href="./ObjectReplacements/Object 27" xlink:type="simple" xlink:show="embed" xlink:actuate="onLoad"/>
        </draw:frame>
        <draw:frame draw:style-name="gr6" xml:id="id115" draw:id="id115" draw:layer="layout" svg:width="4.431cm" svg:height="1.965cm" svg:x="16.127cm" svg:y="15.307cm">
          <loext:p/>
          <draw:object xlink:href="./Object 28" xlink:type="simple" xlink:show="embed" xlink:actuate="onLoad"/>
          <draw:image xlink:href="./ObjectReplacements/Object 28" xlink:type="simple" xlink:show="embed" xlink:actuate="onLoad"/>
        </draw:frame>
        <draw:line draw:style-name="gr2" draw:text-style-name="P5" xml:id="id105" draw:id="id105" draw:layer="layout" svg:x1="13.97cm" svg:y1="14.402cm" svg:x2="1.778cm" svg:y2="14.402cm">
          <text:p/>
        </draw:line>
        <draw:custom-shape draw:style-name="gr24" draw:text-style-name="P23" xml:id="id109" draw:id="id109" draw:layer="layout" svg:width="0.508cm" svg:height="0.66cm" svg:x="6.756cm" svg:y="15.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0" draw:id="id110" draw:layer="layout" svg:width="0.508cm" svg:height="0.66cm" svg:x="6.756cm" svg:y="17.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6" draw:id="id116" draw:layer="layout" svg:width="0.508cm" svg:height="0.66cm" svg:x="21.946cm" svg:y="13.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7T14:48:29.548495843</dc:date>
    <meta:editing-duration>PT6H47S</meta:editing-duration>
    <meta:editing-cycles>37</meta:editing-cycles>
    <meta:generator>LibreOffice/5.2.4.2.0$Linux_X86_64 LibreOffice_project/20m0$Build-2</meta:generator>
    <meta:document-statistic meta:object-count="177"/>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17/content.xml><?xml version="1.0" encoding="utf-8"?>
<math xmlns="http://www.w3.org/1998/Math/MathML" display="block">
  <semantics>
    <mrow>
      <mrow>
        <msub>
          <mi mathvariant="italic">Trust</mi>
          <mrow>
            <mi>A</mi>
            <mo stretchy="false">→</mo>
            <mi>B</mi>
          </mrow>
        </msub>
        <mo stretchy="false">=</mo>
        <mi mathvariant="italic">maxFlow</mi>
      </mrow>
      <mrow>
        <mo fence="true" stretchy="false">(</mo>
        <mrow>
          <mrow>
            <mi>A</mi>
            <mi>,</mi>
            <mi>B</mi>
          </mrow>
        </mrow>
        <mo fence="true" stretchy="false">)</mo>
      </mrow>
    </mrow>
    <annotation encoding="StarMath 5.0">Trust_{ A rightarrow B } = maxFlow( A, B )</annotation>
  </semantics>
</math>
</file>

<file path=Object 18/content.xml><?xml version="1.0" encoding="utf-8"?>
<math xmlns="http://www.w3.org/1998/Math/MathML" display="block">
  <semantics>
    <mrow>
      <mi mathvariant="italic">maxFlow</mi>
      <mrow>
        <mrow>
          <mo fence="true" stretchy="false">(</mo>
          <mrow>
            <mrow>
              <mi mathvariant="italic">Customer</mi>
              <mi>,</mi>
              <mi mathvariant="italic">Vendor</mi>
            </mrow>
          </mrow>
          <mo fence="true" stretchy="false">)</mo>
        </mrow>
        <mo stretchy="false">=</mo>
        <mn>20.</mn>
      </mrow>
    </mrow>
    <annotation encoding="StarMath 5.0">maxFlow( Customer, Vendor ) = 20.</annotation>
  </semantics>
</math>
</file>

<file path=Object 19/content.xml><?xml version="1.0" encoding="utf-8"?>
<math xmlns="http://www.w3.org/1998/Math/MathML" display="block">
  <semantics>
    <mrow>
      <mi mathvariant="italic">Trust</mi>
      <mi>'</mi>
      <mrow>
        <msub>
          <mi>'</mi>
          <mrow>
            <mi>A</mi>
            <mo stretchy="false">→</mo>
            <mi>B</mi>
          </mrow>
        </msub>
        <mo stretchy="false">=</mo>
        <msub>
          <mi mathvariant="italic">Trust</mi>
          <mrow>
            <mi>A</mi>
            <mo stretchy="false">→</mo>
            <mi>B</mi>
          </mrow>
        </msub>
      </mrow>
      <mi>.</mi>
    </mrow>
    <annotation encoding="StarMath 5.0">Trust''_{ A rightarrow B } = Trust_{ A rightarrow B }.</annotation>
  </semantics>
</math>
</file>

<file path=Object 2/content.xml><?xml version="1.0" encoding="utf-8"?>
<math xmlns="http://www.w3.org/1998/Math/MathML" display="block">
  <semantics>
    <msub>
      <mi>G</mi>
      <mi>A</mi>
    </msub>
    <annotation encoding="StarMath 5.0">G_A</annotation>
  </semantics>
</math>
</file>

<file path=Object 20/content.xml><?xml version="1.0" encoding="utf-8"?>
<math xmlns="http://www.w3.org/1998/Math/MathML" display="block">
  <semantics>
    <mrow>
      <mi mathvariant="italic">Trust</mi>
      <mrow>
        <msub>
          <mi>'</mi>
          <mrow>
            <mi>A</mi>
            <mo stretchy="false">→</mo>
            <mi>B</mi>
          </mrow>
        </msub>
        <mo stretchy="false">=</mo>
        <mrow>
          <msub>
            <mi mathvariant="italic">Trust</mi>
            <mrow>
              <mi>A</mi>
              <mo stretchy="false">→</mo>
              <mi>B</mi>
            </mrow>
          </msub>
          <mo stretchy="false">−</mo>
          <mi>l</mi>
        </mrow>
      </mrow>
      <mi>,</mi>
    </mrow>
    <annotation encoding="StarMath 5.0">Trust'_{ A rightarrow B } = Trust_{ A rightarrow B } - l,</annotation>
  </semantics>
</math>
</file>

<file path=Object 21/content.xml><?xml version="1.0" encoding="utf-8"?>
<math xmlns="http://www.w3.org/1998/Math/MathML" display="block">
  <semantics>
    <mtable>
      <mtr>
        <mtd>
          <mrow>
            <msub>
              <mi mathvariant="italic">Trust</mi>
              <mrow>
                <mi>A</mi>
                <mo stretchy="false">→</mo>
                <mi>B</mi>
              </mrow>
            </msub>
            <mo stretchy="false">=</mo>
            <mn>9</mn>
          </mrow>
        </mtd>
      </mtr>
      <mtr>
        <mtd>
          <mrow>
            <mi>l</mi>
            <mo stretchy="false">=</mo>
            <mn>5</mn>
          </mrow>
        </mtd>
      </mtr>
    </mtable>
    <annotation encoding="StarMath 5.0">Trust_{ A rightarrow B } = 9
newline l = 5</annotation>
  </semantics>
</math>
</file>

<file path=Object 22/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table>
      <mtr>
        <mtd>
          <mrow>
            <mi mathvariant="italic">Trust</mi>
            <mrow>
              <msub>
                <mi>'</mi>
                <mrow>
                  <mi>A</mi>
                  <mo stretchy="false">→</mo>
                  <mi>B</mi>
                </mrow>
              </msub>
              <mo stretchy="false">=</mo>
              <mrow/>
            </mrow>
          </mrow>
        </mtd>
      </mtr>
      <mtr>
        <mtd>
          <mrow>
            <mrow>
              <msub>
                <mi mathvariant="italic">Trust</mi>
                <mrow>
                  <mi>A</mi>
                  <mo stretchy="false">→</mo>
                  <mi>B</mi>
                </mrow>
              </msub>
              <mo stretchy="false">−</mo>
              <mi>l</mi>
            </mrow>
            <mo stretchy="false">=</mo>
            <mn>4</mn>
          </mrow>
        </mtd>
      </mtr>
    </mtable>
    <annotation encoding="StarMath 5.0">Trust'_{ A rightarrow B } = {} newline
Trust_{ A rightarrow B } - l = 4</annotation>
  </semantics>
</math>
</file>

<file path=Object 24/content.xml><?xml version="1.0" encoding="utf-8"?>
<math xmlns="http://www.w3.org/1998/Math/MathML" display="block">
  <semantics>
    <mrow>
      <mi>G</mi>
      <mi>'</mi>
    </mrow>
    <annotation encoding="StarMath 5.0">G'</annotation>
  </semantics>
</math>
</file>

<file path=Object 25/content.xml><?xml version="1.0" encoding="utf-8"?>
<math xmlns="http://www.w3.org/1998/Math/MathML" display="block">
  <semantics>
    <mo stretchy="false">}</mo>
    <annotation encoding="StarMath 5.0">\}</annotation>
  </semantics>
</math>
</file>

<file path=Object 26/content.xml><?xml version="1.0" encoding="utf-8"?>
<math xmlns="http://www.w3.org/1998/Math/MathML" display="block">
  <semantics>
    <mo stretchy="false">⇒</mo>
    <annotation encoding="StarMath 5.0"> drarrow</annotation>
  </semantics>
</math>
</file>

<file path=Object 27/content.xml><?xml version="1.0" encoding="utf-8"?>
<math xmlns="http://www.w3.org/1998/Math/MathML" display="block">
  <semantics>
    <mrow>
      <mi>G</mi>
      <mi>'</mi>
      <mi>'</mi>
    </mrow>
    <annotation encoding="StarMath 5.0">G''</annotation>
  </semantics>
</math>
</file>

<file path=Object 28/content.xml><?xml version="1.0" encoding="utf-8"?>
<math xmlns="http://www.w3.org/1998/Math/MathML" display="block">
  <semantics>
    <mtable>
      <mtr>
        <mtd>
          <mrow>
            <mi mathvariant="italic">Trust</mi>
            <mi>'</mi>
            <mrow>
              <msub>
                <mi>'</mi>
                <mrow>
                  <mi>A</mi>
                  <mo stretchy="false">→</mo>
                  <mi>B</mi>
                </mrow>
              </msub>
              <mo stretchy="false">=</mo>
              <mrow/>
            </mrow>
          </mrow>
        </mtd>
      </mtr>
      <mtr>
        <mtd>
          <mrow>
            <msub>
              <mi mathvariant="italic">Trust</mi>
              <mrow>
                <mi>A</mi>
                <mo stretchy="false">→</mo>
                <mi>B</mi>
              </mrow>
            </msub>
            <mo stretchy="false">=</mo>
            <mn>9</mn>
          </mrow>
        </mtd>
      </mtr>
    </mtable>
    <annotation encoding="StarMath 5.0">Trust''_{ A rightarrow B } = {} newline
Trust_{ A rightarrow B } = 9</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